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4.707cm"/>
    </style:style>
    <style:style style:name="gr2" style:family="graphic" style:parent-style-name="standard">
      <style:graphic-properties draw:textarea-horizontal-align="justify" draw:textarea-vertical-align="middle" draw:auto-grow-height="false" fo:min-height="2.755cm" fo:min-width="9.29cm"/>
    </style:style>
    <style:style style:name="gr3" style:family="graphic" style:parent-style-name="standard">
      <style:graphic-properties draw:textarea-horizontal-align="justify" draw:textarea-vertical-align="top" draw:auto-grow-height="false" fo:min-height="7.654cm" fo:min-width="7.135cm"/>
    </style:style>
    <style:style style:name="gr4" style:family="graphic" style:parent-style-name="standard">
      <style:graphic-properties draw:textarea-horizontal-align="justify" draw:textarea-vertical-align="middle" draw:auto-grow-height="false" fo:min-height="1.148cm" fo:min-width="1.088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solid" draw:stroke-dash="Fine_20_Dashed" svg:stroke-color="#000000" svg:stroke-opacity="100%" draw:fill="none" draw:fill-color="#72bf44" draw:opacity="72%" draw:textarea-horizontal-align="justify" draw:textarea-vertical-align="top" draw:auto-grow-height="false" fo:min-height="13.593cm" fo:min-width="14.613cm"/>
    </style:style>
    <style:style style:name="gr7" style:family="graphic" style:parent-style-name="standard">
      <style:graphic-properties svg:stroke-color="#000000" draw:fill="none" draw:textarea-horizontal-align="justify" draw:textarea-vertical-align="top" draw:auto-grow-height="false" fo:min-height="13.593cm" fo:min-width="7.12cm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1.637cm" fo:min-width="1.56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ed1c24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097cm" fo:min-width="1.476cm"/>
    </style:style>
    <style:style style:name="gr12" style:family="graphic" style:parent-style-name="standard">
      <style:graphic-properties svg:stroke-color="#00a65d" draw:textarea-vertical-align="botto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72bf44" draw:opacity="72%"/>
      <style:paragraph-properties fo:text-align="start"/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start"/>
      <style:text-properties fo:font-size="28pt" style:font-size-asian="28pt" style:font-size-complex="28pt"/>
    </style:style>
    <style:style style:name="P6" style:family="paragraph">
      <loext:graphic-properties draw:fill-color="#ed1c24"/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207cm" svg:height="2.413cm" svg:x="1.635cm" svg:y="9.89cm">
          <text:p text:style-name="P1">Program 3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207cm" svg:height="2.413cm" svg:x="1.635cm" svg:y="6.461cm">
          <text:p text:style-name="P1">Program 2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.207cm" svg:height="2.413cm" svg:x="1.635cm" svg:y="3.032cm">
          <text:p text:style-name="P1">Program 1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9.79cm" svg:height="3.005cm" draw:transform="rotate (-0.0059341194567806) translate (28.158cm 2.509cm)">
          <text:p text:style-name="P1">Control 1 .. 3 </text:p>
          <text:p text:style-name="P1">Cate un control pe fiecare user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10.795cm" svg:height="11.176cm" svg:x="11.922cm" svg:y="13.827cm">
          <text:p text:style-name="P2">Memorie <text:line-break/>partaj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175cm" svg:height="2.794cm" svg:x="26.781cm" svg:y="11.414cm">
          <text:p text:style-name="P1">Job1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3.175cm" svg:height="2.794cm" svg:x="31.353cm" svg:y="11.414cm">
          <text:p text:style-name="P1">Job 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3.175cm" svg:height="2.794cm" svg:x="35.417cm" svg:y="11.414cm">
          <text:p text:style-name="P1">Job 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3" draw:layer="layout" svg:x1="28.305cm" svg:y1="11.541cm" svg:x2="32.75cm" svg:y2="5.572cm">
          <text:p/>
        </draw:line>
        <draw:line draw:style-name="gr5" draw:text-style-name="P3" draw:layer="layout" svg:x1="33.131cm" svg:y1="5.572cm" svg:x2="32.877cm" svg:y2="11.414cm">
          <text:p/>
        </draw:line>
        <draw:line draw:style-name="gr5" draw:text-style-name="P3" draw:layer="layout" svg:x1="34.02cm" svg:y1="5.572cm" svg:x2="37.068cm" svg:y2="11.541cm">
          <text:p/>
        </draw:line>
        <draw:custom-shape draw:style-name="gr6" draw:text-style-name="P4" draw:layer="layout" svg:width="15.113cm" svg:height="13.843cm" svg:x="24.293cm" svg:y="1.881cm">
          <text:p text:style-name="P2"><text:span text:style-name="T1">Demon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62cm" svg:height="13.843cm" svg:x="1cm" svg:y="1cm">
          <text:p text:style-name="P2"><text:span text:style-name="T1">User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1" draw:id="id1" draw:layer="layout" svg:width="2.921cm" svg:height="2.667cm" svg:x="12.811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3" draw:id="id3" draw:layer="layout" svg:width="2.921cm" svg:height="2.667cm" svg:x="16.875cm" svg:y="17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5" draw:id="id5" draw:layer="layout" svg:width="2.921cm" svg:height="2.667cm" svg:x="14.843cm" svg:y="2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6.842cm" svg:y1="4.429cm" svg:x2="24.876cm" svg:y2="9.382cm">
          <text:p/>
        </draw:line>
        <draw:line draw:style-name="gr9" draw:text-style-name="P3" draw:layer="layout" svg:x1="6.969cm" svg:y1="7.731cm" svg:x2="24.749cm" svg:y2="9.509cm">
          <text:p/>
        </draw:line>
        <draw:line draw:style-name="gr9" draw:text-style-name="P3" draw:layer="layout" svg:x1="6.842cm" svg:y1="11.287cm" svg:x2="25.13cm" svg:y2="9.89cm">
          <text:p/>
        </draw:line>
        <draw:connector draw:style-name="gr10" draw:text-style-name="P1" draw:layer="layout" svg:x1="12.811cm" svg:y1="18.844cm" svg:x2="4.238cm" svg:y2="12.303cm" draw:start-shape="id1" draw:start-glue-point="6" draw:end-shape="id2" draw:end-glue-point="2" svg:d="M12811 18844h-8573v-6541" svg:viewBox="0 0 8574 6542">
          <text:p/>
        </draw:connector>
        <draw:connector draw:style-name="gr10" draw:text-style-name="P1" draw:layer="layout" svg:x1="18.336cm" svg:y1="17.637cm" svg:x2="4.238cm" svg:y2="6.461cm" draw:start-shape="id3" draw:start-glue-point="4" draw:end-shape="id4" draw:end-glue-point="0" svg:d="M18336 17637v-11678h-14098v502" svg:viewBox="0 0 14099 11679">
          <text:p/>
        </draw:connector>
        <draw:connector draw:style-name="gr10" draw:text-style-name="P1" draw:layer="layout" svg:x1="16.304cm" svg:y1="20.558cm" svg:x2="6.842cm" svg:y2="4.238cm" draw:start-shape="id5" draw:start-glue-point="4" draw:end-shape="id6" draw:end-glue-point="1" svg:d="M16304 20558v-16320h-9462" svg:viewBox="0 0 9463 16321">
          <text:p/>
        </draw:connector>
        <draw:custom-shape draw:style-name="gr11" draw:text-style-name="P1" draw:layer="layout" svg:width="2.794cm" svg:height="1.905cm" svg:x="25.384cm" svg:y="8.747cm">
          <text:p text:style-name="P1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28.149cm" svg:y1="4.011cm" svg:x2="22.717cm" svg:y2="19.415cm" draw:start-shape="id7" draw:start-glue-point="3" draw:end-shape="id8" draw:end-glue-point="10" svg:d="M28149 4011h-2720v15404h-2712" svg:viewBox="0 0 5433 15405">
          <text:p text:style-name="P1">asculta</text:p>
        </draw:connector>
        <draw:line draw:style-name="gr9" draw:text-style-name="P3" draw:layer="layout" svg:x1="22.844cm" svg:y1="19.415cm" svg:x2="17.764cm" svg:y2="21.828cm">
          <text:p/>
        </draw:line>
        <draw:line draw:style-name="gr9" draw:text-style-name="P3" draw:layer="layout" svg:x1="22.717cm" svg:y1="19.415cm" svg:x2="19.923cm" svg:y2="19.03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8T20:52:49.410676069</meta:creation-date>
    <dc:date>2019-12-28T21:20:29.951817603</dc:date>
    <meta:editing-duration>PT6M39S</meta:editing-duration>
    <meta:editing-cycles>1</meta:editing-cycles>
    <meta:document-statistic meta:object-count="26"/>
    <meta:generator>LibreOffice/6.0.7.3$Linux_X86_64 LibreOffice_project/00m0$Build-3</meta:generator>
  </office:meta>
</office:document-meta>
</file>